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b81" officeooo:paragraph-rsid="001bdb81"/>
    </style:style>
    <style:style style:name="P2" style:family="paragraph" style:parent-style-name="Standard">
      <style:text-properties officeooo:rsid="001bdb81" officeooo:paragraph-rsid="001d5043"/>
    </style:style>
    <style:style style:name="P3" style:family="paragraph" style:parent-style-name="Standard">
      <style:text-properties officeooo:rsid="001bdb81" officeooo:paragraph-rsid="0026cf17"/>
    </style:style>
    <style:style style:name="P4" style:family="paragraph" style:parent-style-name="Standard">
      <style:text-properties officeooo:rsid="001d5043" officeooo:paragraph-rsid="001d5043"/>
    </style:style>
    <style:style style:name="P5" style:family="paragraph" style:parent-style-name="Standard">
      <style:text-properties officeooo:rsid="001d5043" officeooo:paragraph-rsid="002c3a9f"/>
    </style:style>
    <style:style style:name="P6" style:family="paragraph" style:parent-style-name="Standard">
      <style:text-properties officeooo:rsid="00217ab6" officeooo:paragraph-rsid="00217ab6"/>
    </style:style>
    <style:style style:name="P7" style:family="paragraph" style:parent-style-name="Standard">
      <style:text-properties officeooo:rsid="00244e3b" officeooo:paragraph-rsid="00244e3b"/>
    </style:style>
    <style:style style:name="P8" style:family="paragraph" style:parent-style-name="Standard">
      <style:text-properties officeooo:rsid="00256a5a" officeooo:paragraph-rsid="00256a5a"/>
    </style:style>
    <style:style style:name="P9" style:family="paragraph" style:parent-style-name="Standard">
      <style:text-properties fo:font-weight="bold" officeooo:rsid="001bdb81" officeooo:paragraph-rsid="001bdb8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bdb81" officeooo:paragraph-rsid="001bdb81" style:font-weight-asian="bold" style:font-weight-complex="bold"/>
    </style:style>
    <style:style style:name="P11" style:family="paragraph" style:parent-style-name="Standard">
      <style:text-properties fo:font-weight="bold" officeooo:rsid="001d5043" officeooo:paragraph-rsid="001d5043" style:font-weight-asian="bold" style:font-weight-complex="bold"/>
    </style:style>
    <style:style style:name="P12" style:family="paragraph" style:parent-style-name="Standard">
      <style:text-properties fo:font-weight="bold" officeooo:rsid="00213a45" officeooo:paragraph-rsid="002c3a9f" style:font-weight-asian="bold" style:font-weight-complex="bold"/>
    </style:style>
    <style:style style:name="P13" style:family="paragraph" style:parent-style-name="Standard">
      <style:text-properties fo:font-weight="bold" officeooo:rsid="002a3ed5" officeooo:paragraph-rsid="002a3ed5" style:font-weight-asian="bold" style:font-weight-complex="bold"/>
    </style:style>
    <style:style style:name="P14" style:family="paragraph" style:parent-style-name="Standard">
      <style:text-properties fo:font-weight="bold" officeooo:rsid="00217ab6" officeooo:paragraph-rsid="00217ab6" style:font-weight-asian="bold" style:font-weight-complex="bold"/>
    </style:style>
    <style:style style:name="P15" style:family="paragraph" style:parent-style-name="Standard">
      <style:text-properties fo:font-weight="bold" officeooo:rsid="0030885e" officeooo:paragraph-rsid="0030885e" style:font-weight-asian="bold" style:font-weight-complex="bold"/>
    </style:style>
    <style:style style:name="P16" style:family="paragraph" style:parent-style-name="Standard">
      <style:text-properties fo:font-weight="bold" officeooo:rsid="00326c3c" officeooo:paragraph-rsid="00326c3c" style:font-weight-asian="bold" style:font-weight-complex="bold"/>
    </style:style>
    <style:style style:name="P17" style:family="paragraph" style:parent-style-name="Standard">
      <style:text-properties officeooo:rsid="0026cf17" officeooo:paragraph-rsid="0026cf17"/>
    </style:style>
    <style:style style:name="P18" style:family="paragraph" style:parent-style-name="Standard">
      <style:text-properties officeooo:rsid="0026cf17" officeooo:paragraph-rsid="00284356"/>
    </style:style>
    <style:style style:name="P19" style:family="paragraph" style:parent-style-name="Standard">
      <style:text-properties officeooo:rsid="00284356" officeooo:paragraph-rsid="00284356"/>
    </style:style>
    <style:style style:name="P20" style:family="paragraph" style:parent-style-name="Standard">
      <style:text-properties officeooo:rsid="002a3ed5" officeooo:paragraph-rsid="002a3ed5"/>
    </style:style>
    <style:style style:name="P21" style:family="paragraph" style:parent-style-name="Standard">
      <style:text-properties officeooo:rsid="002a3ed5" officeooo:paragraph-rsid="002b15b0"/>
    </style:style>
    <style:style style:name="P22" style:family="paragraph" style:parent-style-name="Standard">
      <style:text-properties officeooo:rsid="0030885e" officeooo:paragraph-rsid="0030885e"/>
    </style:style>
    <style:style style:name="P23" style:family="paragraph" style:parent-style-name="Standard">
      <style:text-properties officeooo:rsid="00326c3c" officeooo:paragraph-rsid="00326c3c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75f5"/>
    </style:style>
    <style:style style:name="T2" style:family="text">
      <style:text-properties officeooo:rsid="00217ab6"/>
    </style:style>
    <style:style style:name="T3" style:family="text">
      <style:text-properties officeooo:rsid="00228fcd"/>
    </style:style>
    <style:style style:name="T4" style:family="text">
      <style:text-properties officeooo:rsid="00284356"/>
    </style:style>
    <style:style style:name="T5" style:family="text">
      <style:text-properties officeooo:rsid="002b15b0"/>
    </style:style>
    <style:style style:name="T6" style:family="text">
      <style:text-properties officeooo:rsid="00326c3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 style:list-style-name="L1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19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2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808019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2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6b6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80047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80047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3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3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3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6b6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33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3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6b6b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3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ACUSA Mini-Manual</text:p>
      <text:p text:style-name="P1"/>
      <text:p text:style-name="P1">$ java -jar jacusa.jar [-h | --help]</text:p>
      <text:p text:style-name="P17">usage: jacusa &lt;COMMAND&gt; [OPTIONS] BAM1_1[,BAM1_2,...] BAM2_1[,BAM2_2,...]</text:p>
      <text:p text:style-name="P1"/>
      <text:p text:style-name="P9">commands:</text:p>
      <text:p text:style-name="P1">* call-2:</text:p>
      <text:p text:style-name="P1"><text:tab/>variant calling for paired samples</text:p>
      <text:p text:style-name="P1">* pileup</text:p>
      <text:p text:style-name="P1"><text:tab/>samtools like mpileup (base columns don't contain read start/end markers)</text:p>
      <text:p text:style-name="P1"/>
      <text:p text:style-name="P1">java -jar jacusa.jar &lt;command&gt; gives command specific help</text:p>
      <text:p text:style-name="P3"/>
      <text:p text:style-name="P11">General notes:</text:p>
      <text:p text:style-name="P4">* BAM files must be indexed (samtools index)!</text:p>
      <text:p text:style-name="P4">* Sequence dictionaries of BAM headers of each input file need to be identical!</text:p>
      <text:p text:style-name="P4">* <text:span text:style-name="T1">Don't start too many multi-threaded JACUSA instances → IO-intensive!</text:span></text:p>
      <text:p text:style-name="P4">* <text:span text:style-name="T1">Memory consumption depends on:</text:span></text:p>
      <text:p text:style-name="P4"><text:tab/>- <text:span text:style-name="T1"># of parallel threads<text:line-break/><text:tab/> </text:span>- <text:span text:style-name="T1">used filters<text:line-break/><text:tab/> - --window-size command line option<text:line-break/><text:tab/>- „2-3 GB per thread should be fine“</text:span></text:p>
      <text:p text:style-name="P4"/>
      <text:p text:style-name="P12">General workflow of JACUSA variant calling</text:p>
      <text:p text:style-name="P12"/>
      <text:p text:style-name="P12"><draw:g text:anchor-type="paragraph" draw:z-index="0" draw:style-name="gr1"><draw:custom-shape draw:style-name="gr2" draw:text-style-name="P25" xml:id="id1" draw:id="id1" svg:width="2.722cm" svg:height="1.361cm" svg:x="3.032cm" svg:y="0cm"><text:p text:style-name="P24"><text:span text:style-name="T7">Read BAM(s) 1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25" xml:id="id4" draw:id="id4" svg:width="4.589cm" svg:height="2.068cm" svg:x="4.089cm" svg:y="6.655cm"><text:p text:style-name="P24"><text:span text:style-name="T7">Candidates variant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25" xml:id="id2" draw:id="id2" svg:width="6.049cm" svg:height="2.05cm" svg:x="3.032cm" svg:y="3.293cm"><text:p text:style-name="P24"><text:span text:style-name="T7">Create Parallelpileup (window based)</text:span></text:p><text:p text:style-name="P24"><text:span text:style-name="T7">Store Meta-information </text:span></text:p><text:p text:style-name="P24"><text:span text:style-name="T7">(read position of variant, etc.)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25" xml:id="id3" draw:id="id3" svg:width="2.724cm" svg:height="1.361cm" svg:x="6.325cm" svg:y="0cm"><text:p text:style-name="P24"><text:span text:style-name="T7">Read BAM(s) 2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6" draw:text-style-name="P26" svg:x1="4.394cm" svg:y1="1.36cm" svg:x2="6.057cm" svg:y2="3.293cm" draw:start-shape="id1" draw:start-glue-point="6" draw:end-shape="id2" draw:end-glue-point="4" svg:d="M4394 1360v967h1663v966" svg:viewBox="0 0 1665 1935"><text:p/></draw:connector><draw:connector draw:style-name="gr7" draw:text-style-name="P26" svg:x1="7.687cm" svg:y1="1.36cm" svg:x2="6.057cm" svg:y2="3.293cm" draw:start-shape="id3" draw:start-glue-point="6" draw:end-shape="id2" draw:end-glue-point="4" svg:d="M7687 1360v967h-1630v966" svg:viewBox="0 0 1632 1935"><text:p/></draw:connector><draw:custom-shape draw:style-name="gr8" draw:text-style-name="P25" svg:width="5.391cm" svg:height="2.707cm" svg:x="9.652cm" svg:y="0.924cm"><text:p text:style-name="P24"><text:span text:style-name="T7">Filter reads (mapq, flags)</text:span></text:p><text:p text:style-name="P24"><text:span text:style-name="T7">Fitler base calls (basq)</text:span></text:p><text:p text:style-name="P24"><text:span text:style-name="T7">Read coverage</text:span></text:p><text:p text:style-name="P24"><text:span text:style-name="T7">...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9" draw:text-style-name="P26" svg:x1="9.031cm" svg:y1="2.42cm" svg:x2="6.695cm" svg:y2="2.789cm"><text:p/></draw:line><draw:custom-shape draw:style-name="gr10" draw:text-style-name="P25" xml:id="id5" draw:id="id5" svg:width="1.564cm" svg:height="1.056cm" svg:x="3.939cm" svg:y="10.956cm"><text:p text:style-name="P24"><text:span text:style-name="T7">Output</text:span></text:p><text:p text:style-name="P24"><text:span text:style-name="T7">Variant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draw:style-name="gr11" draw:text-style-name="P25" xml:id="id6" draw:id="id6" svg:width="1.564cm" svg:height="1.056cm" svg:x="6.662cm" svg:y="10.956cm"><text:p text:style-name="P24"><text:span text:style-name="T7">Filtered</text:span></text:p><text:p text:style-name="P24"><text:span text:style-name="T7">Variants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onnector draw:style-name="gr12" draw:text-style-name="P26" svg:x1="6.057cm" svg:y1="5.343cm" svg:x2="6.384cm" svg:y2="6.655cm" draw:start-shape="id2" draw:start-glue-point="6" draw:end-shape="id4" draw:end-glue-point="4" svg:d="M6057 5343v658h327v654" svg:viewBox="0 0 328 1314"><text:p/></draw:connector><draw:connector draw:style-name="gr13" draw:text-style-name="P26" svg:x1="6.384cm" svg:y1="8.722cm" svg:x2="4.877cm" svg:y2="10.956cm" draw:start-shape="id4" draw:start-glue-point="6" draw:end-shape="id5" draw:end-glue-point="4" svg:d="M6384 8722v1119h-1507v1115" svg:viewBox="0 0 1508 2235"><text:p/></draw:connector><draw:connector draw:style-name="gr14" draw:text-style-name="P26" svg:x1="6.383cm" svg:y1="8.722cm" svg:x2="7.6cm" svg:y2="10.956cm" draw:start-shape="id4" draw:start-glue-point="6" draw:end-shape="id6" draw:end-glue-point="4" svg:d="M6383 8722v1119h1217v1115" svg:viewBox="0 0 1219 2235"><text:p/></draw:connector><draw:custom-shape draw:style-name="gr15" draw:text-style-name="P25" svg:width="5.391cm" svg:height="2.705cm" svg:x="9.652cm" svg:y="4.487cm"><text:p text:style-name="P24"><text:span text:style-name="T7">Use test-statistic to</text:span></text:p><text:p text:style-name="P24"><text:span text:style-name="T7">identify variant candidate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16" draw:text-style-name="P26" svg:x1="9.099cm" svg:y1="5.898cm" svg:x2="6.746cm" svg:y2="6.234cm"><text:p/></draw:line><draw:custom-shape draw:style-name="gr17" draw:text-style-name="P25" svg:width="5.391cm" svg:height="2.707cm" svg:x="9.652cm" svg:y="8.334cm"><text:p text:style-name="P24"><text:span text:style-name="T7">Use Meta-information to</text:span></text:p><text:p text:style-name="P24"><text:span text:style-name="T7">filter FP variants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18" draw:text-style-name="P26" svg:x1="9.065cm" svg:y1="9.427cm" svg:x2="6.83cm" svg:y2="9.444cm"><text:p/></draw:line></draw:g></text:p>
      <text:p text:style-name="P5"/>
      <text:p text:style-name="P13"><text:soft-page-break/>Building Pileup(s):</text:p>
      <text:p text:style-name="P17">JACUSA supports „arbitrary“ combinations <text:span text:style-name="T4">of „stranded reads“ controlled by:</text:span></text:p>
      <text:p text:style-name="P19">-P,--build-pileup &lt;BUILD-PILEUP&gt;<text:tab/><text:tab/>Choose how parallel pileups are build: strand specific <text:tab/><text:tab/><text:tab/><text:tab/><text:tab/><text:tab/>(S) or strand unspecific (U)</text:p>
      <text:p text:style-name="P19"><text:tab/><text:tab/><text:tab/><text:tab/><text:tab/><text:tab/>default: U,U</text:p>
      <text:p text:style-name="P19">For semi-stranded cases (BUILD-PILEUP <text:s/>= S,U or U,S) strand information is used from the strands specific BAM files.</text:p>
      <text:p text:style-name="P18"/>
      <text:p text:style-name="P13">Sample specific option:</text:p>
      <text:p text:style-name="P20">Some command line options can be set globally or per sample:</text:p>
      <text:p text:style-name="P20">* min mapping quality (-m{1,2})</text:p>
      <text:p text:style-name="P20">* min base call quality (-q{1,2})</text:p>
      <text:p text:style-name="P20">* min read coverage (-c{1,2})</text:p>
      <text:p text:style-name="P20">* max read coverage (-d{1,2})</text:p>
      <text:p text:style-name="P18"/>
      <text:p text:style-name="P13">Filtering potential variants:</text:p>
      <text:p text:style-name="P20">-a,--pileup-filter &lt;PILEUP-FILTER&gt;<text:tab/>chain of PILEUP-FILTER to apply to pileups:</text:p>
      <text:p text:style-name="P20">Filters are separated by ','. Some filters allow to change default values. A simple format is used to override default values, separated by ':' <text:span text:style-name="T5">(&lt;FILTER&gt;:value1:value2:...:valueN)</text:span>.</text:p>
      <text:p text:style-name="P20">To change the default min distance of a potential variant to a splice site or an INDEL, use:</text:p>
      <text:p text:style-name="P20"><text:tab/>-a D:10</text:p>
      <text:p text:style-name="P20">If a filter has more values, separate them with a ':', e.g.:</text:p>
      <text:p text:style-name="P20"><text:tab/>-a R:1:10:0.1</text:p>
      <text:p text:style-name="P21">This will pool the base calls of replicates and treat all positions with:</text:p>
      <text:p text:style-name="P21">* less than 10 reads supporting a SNV <text:span text:style-name="T5">or</text:span></text:p>
      <text:p text:style-name="P21">* <text:span text:style-name="T5">variant fraction is less than 0.1</text:span></text:p>
      <text:p text:style-name="P21">as <text:span text:style-name="T5">RARE events</text:span>.</text:p>
      <text:p text:style-name="P2"/>
      <text:p text:style-name="P20">All filtered positions are stored in OUTPUT_filtered. Detailed fitlering information is available in in filter_info column (See“<text:span text:style-name="T2">Output is BED like“</text:span>).</text:p>
      <text:p text:style-name="P2"/>
      <text:p text:style-name="P14">Output is BED like:</text:p>
      <text:p text:style-name="P6">Header is defined as follows:</text:p>
      <text:p text:style-name="P6">#contig<text:tab/>start<text:tab/>end<text:tab/>name<text:tab/>stat<text:tab/>strand<text:tab/>bases11<text:tab/>bases21<text:tab/>filter_info</text:p>
      <text:p text:style-name="P17">[…]</text:p>
      <text:p text:style-name="P17"/>
      <text:p text:style-name="P6">* name:<text:tab/>currently: „variant“</text:p>
      <text:p text:style-name="P6">* stat<text:tab/><text:tab/>corresponds to the statistic(p-value) of the likelihood ratio test</text:p>
      <text:p text:style-name="P6">* stra<text:span text:style-name="T3">n</text:span>d<text:tab/>„.“ =&gt; unstranded</text:p>
      <text:p text:style-name="P6"><text:tab/><text:tab/>„+“ =&gt; forward</text:p>
      <text:p text:style-name="P6"><text:tab/><text:tab/>„-“ =&gt; reverse</text:p>
      <text:p text:style-name="P4"/>
      <text:p text:style-name="P7">bases(x)(y)<text:tab/>column contains base counts for the respective BAM file encoded as follows:</text:p>
      <text:p text:style-name="P7"><text:tab/><text:tab/>x in {1, 2} corresponds to sample</text:p>
      <text:p text:style-name="P7"><text:tab/><text:tab/>y in {1, 2, .,,,} corresponds to the replicate</text:p>
      <text:p text:style-name="P7"><text:tab/><text:tab/>base count format (A, C, G, T), e.g.: 0,0,0,10 =&gt; 10x base T</text:p>
      <text:p text:style-name="P4"/>
      <text:p text:style-name="P8">filter_info<text:tab/>may contain filter information (filtered output file will contain detailed info)</text:p>
      <text:p text:style-name="P8"><text:tab/><text:tab/>e.g.: Fitlered due to biased distance of variant to splice site: will have the letter 'D'</text:p>
      <text:p text:style-name="P8"><text:tab/><text:tab/>referencing the Distance filter. Letters correspond to values from command line <text:tab/><text:tab/><text:tab/>option „-a“ or –apply-filter</text:p>
      <text:p text:style-name="P4"/>
      <text:p text:style-name="P15"><text:soft-page-break/>Recommended:</text:p>
      <text:p text:style-name="P22">java -jar JACUSA.jar -c 10 -a D -<text:span text:style-name="T6">T</text:span> 0.3 -u DirMult-CE -r output.bed &lt;FILES&gt;</text:p>
      <text:p text:style-name="P23"/>
      <text:p text:style-name="P23">Using less than 10 reads is problematic because new observations havebig impact on the test-statistic.</text:p>
      <text:p text:style-name="P23">Depending on the mapper the default value for min. mapping quality might need re-adjustment.</text:p>
      <text:p text:style-name="P23">-u DirMult-CE has proven to be very sensitive and specific in benchmarks and read data (HEK293).</text:p>
      <text:p text:style-name="P16">SET –build-pileup ACCORDING TO YOUR DAT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3:14:51.777659320</meta:creation-date>
    <dc:date>2015-01-12T15:15:44.788156251</dc:date>
    <meta:editing-duration>PT15H57M19S</meta:editing-duration>
    <meta:editing-cycles>19</meta:editing-cycles>
    <meta:generator>LibreOffice/4.2.7.2$Linux_X86_64 LibreOffice_project/420m0$Build-2</meta:generator>
    <meta:document-statistic meta:table-count="0" meta:image-count="0" meta:object-count="0" meta:page-count="3" meta:paragraph-count="61" meta:word-count="513" meta:character-count="3267" meta:non-whitespace-character-count="2776"/>
  </office:meta>
</office:document-meta>
</file>